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D0000003A9C465A0689AED53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adornments="Regular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4985*"/>
    </style:style>
    <style:style style:name="Table1.B" style:family="table-column">
      <style:table-column-properties style:column-width="3.4632in" style:rel-column-width="4987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" style:family="table-row"/>
    <style:style style:name="P1" style:family="paragraph" style:parent-style-name="Standard">
      <style:text-properties officeooo:rsid="001e41c9" officeooo:paragraph-rsid="001e41c9"/>
    </style:style>
    <style:style style:name="P2" style:family="paragraph" style:parent-style-name="Standard">
      <style:text-properties officeooo:paragraph-rsid="001f8493"/>
    </style:style>
    <style:style style:name="P3" style:family="paragraph" style:parent-style-name="Standard">
      <style:paragraph-properties fo:text-align="end" style:justify-single-word="false"/>
      <style:text-properties officeooo:paragraph-rsid="001f8493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1pt" officeooo:rsid="00247c41" officeooo:paragraph-rsid="00247c41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rsid="00287ff1" officeooo:paragraph-rsid="00287ff1" style:font-size-asian="11pt" style:font-size-complex="11pt"/>
    </style:style>
    <style:style style:name="P6" style:family="paragraph" style:parent-style-name="Table_20_Heading">
      <style:paragraph-properties fo:text-align="center" style:justify-single-word="false"/>
      <style:text-properties style:font-name="Calibri" fo:font-size="11pt" officeooo:rsid="001f8493" officeooo:paragraph-rsid="001f8493" style:font-size-asian="11pt" style:font-size-complex="11pt"/>
    </style:style>
    <style:style style:name="P7" style:family="paragraph" style:parent-style-name="Normal">
      <style:text-properties officeooo:rsid="001e41c9" officeooo:paragraph-rsid="00287ff1"/>
    </style:style>
    <style:style style:name="P8" style:family="paragraph" style:parent-style-name="Normal">
      <style:text-properties officeooo:paragraph-rsid="00287ff1"/>
    </style:style>
    <style:style style:name="P9" style:family="paragraph" style:parent-style-name="Normal">
      <style:text-properties style:font-name="Calibri" fo:font-size="11pt" officeooo:paragraph-rsid="00287ff1" style:font-name-asian="Calibri" style:font-size-asian="11pt" style:font-name-complex="Calibri" style:font-size-complex="11pt"/>
    </style:style>
    <style:style style:name="P10" style:family="paragraph" style:parent-style-name="Standard">
      <style:text-properties officeooo:paragraph-rsid="00287ff1"/>
    </style:style>
    <style:style style:name="P11" style:family="paragraph" style:parent-style-name="Standard">
      <style:text-properties style:font-name="Calibri" fo:font-size="11pt" officeooo:paragraph-rsid="001e41c9" style:font-size-asian="11pt" style:font-size-complex="11pt"/>
    </style:style>
    <style:style style:name="P12" style:family="paragraph" style:parent-style-name="Standard">
      <style:text-properties style:font-name="Calibri" fo:font-size="11pt" officeooo:paragraph-rsid="00287ff1" style:font-size-asian="11pt" style:font-size-complex="11pt"/>
    </style:style>
    <style:style style:name="P13" style:family="paragraph" style:parent-style-name="Standard">
      <style:text-properties style:font-name="Calibri" fo:font-size="11pt" officeooo:rsid="001e41c9" style:font-size-asian="11pt" style:font-size-complex="11pt"/>
    </style:style>
    <style:style style:name="P14" style:family="paragraph" style:parent-style-name="Standard">
      <style:text-properties style:font-name="Calibri" fo:font-size="11pt" officeooo:rsid="001e41c9" officeooo:paragraph-rsid="001e41c9" style:font-size-asian="11pt" style:font-size-complex="11pt"/>
    </style:style>
    <style:style style:name="P15" style:family="paragraph" style:parent-style-name="Standard">
      <style:text-properties style:font-name="Calibri" fo:font-size="11pt" officeooo:rsid="001e41c9" officeooo:paragraph-rsid="00287ff1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style:font-name="Calibri" fo:font-size="11pt" officeooo:paragraph-rsid="00287ff1" style:font-size-asian="11pt" style:font-size-complex="11pt"/>
    </style:style>
    <style:style style:name="P17" style:family="paragraph" style:parent-style-name="Standard">
      <style:text-properties style:font-name="Calibri" fo:font-size="11pt" style:text-underline-style="solid" style:text-underline-width="auto" style:text-underline-color="font-color" fo:font-weight="bold" officeooo:paragraph-rsid="00287ff1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Calibri" fo:font-size="11pt" fo:font-weight="bold" officeooo:paragraph-rsid="00287ff1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Calibri" fo:font-size="11pt" officeooo:paragraph-rsid="00287ff1" style:font-name-asian="Calibri" style:font-size-asian="11pt" style:font-name-complex="Calibri" style:font-size-complex="11pt"/>
    </style:style>
    <style:style style:name="P2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1" style:family="paragraph">
      <style:paragraph-properties fo:text-align="start"/>
      <style:text-properties fo:font-family="Calibri" style:font-style-name="Regular" style:font-family-generic="swiss" fo:font-size="11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family="Calibri" style:font-style-name="Regular" style:font-family-generic="swiss" fo:font-size="11pt"/>
    </style:style>
    <style:style style:name="T1" style:family="text">
      <style:text-properties style:font-name="Calibri" fo:font-size="11pt" style:font-name-asian="Calibri" style:font-size-asian="11pt" style:font-name-complex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font-name-asian="Calibri" style:font-size-asian="11pt" style:font-name-complex="Calibri" style:font-size-complex="11pt"/>
    </style:style>
    <style:style style:name="T5" style:family="text">
      <style:text-properties style:font-name="Calibri"/>
    </style:style>
    <style:style style:name="T6" style:family="text">
      <style:text-properties style:font-name="Calibri" fo:font-size="11pt" style:font-size-asian="11pt" style:font-size-complex="11pt"/>
    </style:style>
    <style:style style:name="T7" style:family="text">
      <style:text-properties style:font-name="Calibri" fo:font-size="11pt" style:font-name-asian="Calibri" style:font-size-asian="11pt" style:font-name-complex="Calibri" style:font-size-complex="11pt"/>
    </style:style>
    <style:style style:name="T8" style:family="text">
      <style:text-properties style:font-name="Calibri" style:font-name-asian="Calibri" style:font-name-complex="Calibri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3" style:family="graphic" style:data-style-name="C10107">
      <style:graphic-properties style:wrap="run-through" style:number-wrapped-paragraphs="no-limit" style:vertical-pos="middle" style:vertical-rel="line" style:horizontal-pos="from-left" style:horizontal-rel="paragraph"/>
    </style:style>
    <style:style style:name="gr4" style:family="graphic">
      <style:graphic-properties style:wrap="run-through" style:number-wrapped-paragraphs="no-limit" style:vertical-pos="from-top" style:horizontal-pos="from-left" style:horizontal-rel="paragraph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listbox form:name="List Box 1" form:control-implementation="ooo:com.sun.star.form.component.ListBox" xml:id="control1" form:id="control1" form:dropdown="true" form:size="20" form:data-field="Pages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lease select location" form:value="SELECT &quot;Title&quot;, &quot;Editor&quot; FROM &quot;biblio&quot;" form:current-selected="true"/>
            <form:option form:label="Battle Creek"/>
            <form:option form:label="East Kalamazoo"/>
            <form:option form:label="Holland"/>
            <form:option form:label="Kalamazoo"/>
            <form:option form:label="Mattawan"/>
            <form:option form:label="Plainwell"/>
            <form:option form:label="Portage"/>
            <form:option form:label="Schoolcraft"/>
            <form:option form:label="St Joseph"/>
          </form:listbox>
          <form:formatted-text form:name="Numeric Field 1" form:control-implementation="ooo:com.sun.star.form.component.NumericField" xml:id="control2" form:id="control2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Numeric Field 1" form:control-implementation="ooo:com.sun.star.form.component.NumericField" xml:id="control3" form:id="control3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Numeric Field 1" form:control-implementation="ooo:com.sun.star.form.component.NumericField" xml:id="control4" form:id="control4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Numeric Field 1" form:control-implementation="ooo:com.sun.star.form.component.NumericField" xml:id="control5" form:id="control5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date form:name="Date Field 1" form:control-implementation="ooo:com.sun.star.form.component.DateField" xml:id="control6" form:id="control6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formatted-text form:name="Numeric Field 1" form:control-implementation="ooo:com.sun.star.form.component.NumericField" xml:id="control7" form:id="control7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Numeric Field 1" form:control-implementation="ooo:com.sun.star.form.component.NumericField" xml:id="control8" form:id="control8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8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9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0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 2" form:control-implementation="ooo:com.sun.star.form.component.ListBox" xml:id="control13" form:id="control13" form:dropdown="true" form:size="20" form:data-field="Typ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hoose an item" form:value="SELECT &quot;Type&quot;, &quot;Type&quot; FROM &quot;biblio&quot;"/>
            <form:option form:label="Secondary insurance paid as primary"/>
            <form:option form:label="Patient overpayment"/>
            <form:option form:label="Insurance paid claim twice"/>
            <form:option form:label="Patient was not seen by us"/>
            <form:option form:label="Commercial insurance paid on Auto/ WC"/>
            <form:option form:label="Other (explain below)"/>
          </form:listbox>
          <form:text form:name="Text Box 22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3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4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5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3"/>
      <text:p text:style-name="P14"><draw:control text:anchor-type="as-char" svg:y="-0.2409in" draw:z-index="1" draw:name="Shape6" draw:style-name="gr4" draw:text-style-name="P23" svg:width="2.728in" svg:height="0.2906in" draw:control="control1"/></text:p>
      <text:p text:style-name="P14"/>
      <text:p text:style-name="P15">Patient Name: <draw:control text:anchor-type="as-char" draw:z-index="4" draw:name="Shape1_6" draw:style-name="gr2" draw:text-style-name="P22" svg:width="2.998in" svg:height="0.2504in" draw:control="control4"/></text:p>
      <text:p text:style-name="P14"/>
      <text:p text:style-name="P15">Account Number: <draw:control text:anchor-type="as-char" draw:z-index="5" draw:name="Shape1_7" draw:style-name="gr2" draw:text-style-name="P22" svg:width="2.998in" svg:height="0.2504in" draw:control="control5"/></text:p>
      <text:p text:style-name="P14"/>
      <text:p text:style-name="P15">Date of Refund Request: <draw:control text:anchor-type="as-char" draw:z-index="6" draw:name="Shape7" draw:style-name="gr3" draw:text-style-name="P22" svg:width="2.0421in" svg:height="0.2087in" draw:control="control6"/></text:p>
      <text:p text:style-name="P14"/>
      <table:table table:name="Table1" table:style-name="Table1">
        <table:table-column table:style-name="Table1.A"/>
        <table:table-column table:style-name="Table1.B"/>
        <table:table-row table:style-name="TableLine2154657903024">
          <table:table-cell table:style-name="Table1.A1" office:value-type="string">
            <text:p text:style-name="P6">Date(s) of Service</text:p>
          </table:table-cell>
          <table:table-cell table:style-name="Table1.B1" office:value-type="string">
            <text:p text:style-name="P6">Amount</text:p>
          </table:table-cell>
        </table:table-row>
        <table:table-row table:style-name="TableLine2154657909552">
          <table:table-cell table:style-name="Table1.A2" office:value-type="string">
            <text:p text:style-name="P12"><draw:control text:anchor-type="as-char" draw:z-index="7" draw:name="Shape1_0" draw:style-name="gr2" draw:text-style-name="P22" svg:width="1.8331in" svg:height="0.2504in" draw:control="control7"/></text:p>
          </table:table-cell>
          <table:table-cell table:style-name="Table1.B2" office:value-type="string">
            <text:p text:style-name="P16"><draw:control text:anchor-type="as-char" draw:z-index="20" draw:name="Shape4_7" draw:style-name="gr1" draw:text-style-name="P20" svg:width="1.115in" svg:height="0.198in" draw:control="control19"/></text:p>
          </table:table-cell>
        </table:table-row>
        <table:table-row table:style-name="TableLine2154657907104">
          <table:table-cell table:style-name="Table1.A2" office:value-type="string">
            <text:p text:style-name="P12"><draw:control text:anchor-type="as-char" draw:z-index="3" draw:name="Shape1_1" draw:style-name="gr2" draw:text-style-name="P22" svg:width="1.8331in" svg:height="0.2504in" draw:control="control3"/></text:p>
          </table:table-cell>
          <table:table-cell table:style-name="Table1.B2" office:value-type="string">
            <text:p text:style-name="P16"><draw:control text:anchor-type="as-char" draw:z-index="21" draw:name="Shape4_0" draw:style-name="gr1" draw:text-style-name="P20" svg:width="1.115in" svg:height="0.198in" draw:control="control20"/></text:p>
          </table:table-cell>
        </table:table-row>
        <table:table-row table:style-name="TableLine2154657908192">
          <table:table-cell table:style-name="Table1.A2" office:value-type="string">
            <text:p text:style-name="P12"><draw:control text:anchor-type="as-char" draw:z-index="8" draw:name="Shape1_2" draw:style-name="gr2" draw:text-style-name="P22" svg:width="1.8331in" svg:height="0.2504in" draw:control="control8"/></text:p>
          </table:table-cell>
          <table:table-cell table:style-name="Table1.B2" office:value-type="string">
            <text:p text:style-name="P16"><draw:control text:anchor-type="as-char" draw:z-index="22" draw:name="Shape4_1" draw:style-name="gr1" draw:text-style-name="P20" svg:width="1.115in" svg:height="0.198in" draw:control="control21"/></text:p>
          </table:table-cell>
        </table:table-row>
        <table:table-row table:style-name="Table1.5">
          <table:table-cell table:style-name="Table1.A2" office:value-type="string">
            <text:p text:style-name="P4">Total: </text:p>
          </table:table-cell>
          <table:table-cell table:style-name="Table1.B2" office:value-type="string">
            <text:p text:style-name="P5">$ <draw:control text:anchor-type="as-char" draw:z-index="2" draw:name="Shape1" draw:style-name="gr2" draw:text-style-name="P22" svg:width="0.9276in" svg:height="0.2012in" draw:control="control2"/></text:p>
          </table:table-cell>
        </table:table-row>
      </table:table>
      <text:p text:style-name="P11"/>
      <text:p text:style-name="P17">Issue To:</text:p>
      <text:p text:style-name="P10"><text:span text:style-name="Default_20_Paragraph_20_Font"><text:span text:style-name="T2">(Name) </text:span></text:span><text:span text:style-name="T2"><draw:control text:anchor-type="as-char" draw:z-index="10" draw:name="Shape2_1" draw:style-name="gr1" draw:text-style-name="P20" svg:width="1.9248in" svg:height="0.2579in" draw:control="control10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>(Address) </text:span></text:span><text:span text:style-name="T2"><draw:control text:anchor-type="as-char" draw:z-index="11" draw:name="Shape2_2" draw:style-name="gr1" draw:text-style-name="P20" svg:width="3.7823in" svg:height="0.2579in" draw:control="control11"/></text:span></text:p>
      <text:p text:style-name="P12"/>
      <text:p text:style-name="P10"><text:span text:style-name="Default_20_Paragraph_20_Font"><text:span text:style-name="T2">(City, State, Zip) </text:span></text:span><text:span text:style-name="T2"><draw:control text:anchor-type="as-char" draw:z-index="12" draw:name="Shape2_3" draw:style-name="gr1" draw:text-style-name="P20" svg:width="3.6425in" svg:height="0.2579in" draw:control="control12"/></text:span></text:p>
      <text:p text:style-name="P12"/>
      <text:p text:style-name="P18">Reason for Refund:<text:bookmark text:name="_Hlk58263926"/></text:p>
      <text:p text:style-name="P9"><draw:control text:anchor-type="as-char" draw:z-index="13" draw:name="Shape6_0" draw:style-name="gr1" draw:text-style-name="P21" svg:width="3.2488in" svg:height="0.2398in" draw:control="control13"/></text:p>
      <text:p text:style-name="P9"/>
      <text:p text:style-name="P8"><text:span text:style-name="Default_20_Paragraph_20_Font"><text:span text:style-name="T1">Other Reason for Refund: </text:span></text:span></text:p>
      <text:p text:style-name="P19"><draw:control text:anchor-type="as-char" draw:z-index="14" draw:name="Shape2_4" draw:style-name="gr1" draw:text-style-name="P20" svg:width="4.6449in" svg:height="0.3453in" draw:control="control22"/></text:p>
      <text:p text:style-name="P19"/>
      <text:p text:style-name="P8"><text:span text:style-name="Default_20_Paragraph_20_Font"><text:span text:style-name="T1">Submitted By: </text:span></text:span><text:span text:style-name="T1"><draw:control text:anchor-type="as-char" draw:z-index="15" draw:name="Shape2_5" draw:style-name="gr1" draw:text-style-name="P20" svg:width="1.9248in" svg:height="0.2579in" draw:control="control14"/></text:span></text:p>
      <text:p text:style-name="P9"/>
      <text:p text:style-name="P8"><text:span text:style-name="Default_20_Paragraph_20_Font"><text:span text:style-name="T1">Verified By: </text:span></text:span><text:span text:style-name="T1"><draw:control text:anchor-type="as-char" draw:z-index="16" draw:name="Shape2_6" draw:style-name="gr1" draw:text-style-name="P20" svg:width="1.9248in" svg:height="0.2579in" draw:control="control15"/></text:span></text:p>
      <text:p text:style-name="P9"/>
      <text:p text:style-name="P8"><text:span text:style-name="Default_20_Paragraph_20_Font"><text:span text:style-name="T1">Approved By: </text:span></text:span><text:span text:style-name="T1"><draw:control text:anchor-type="as-char" draw:z-index="17" draw:name="Shape2_7" draw:style-name="gr1" draw:text-style-name="P20" svg:width="1.9248in" svg:height="0.2579in" draw:control="control16"/></text:span></text:p>
      <text:p text:style-name="P9"/>
      <text:p text:style-name="P8"><text:span text:style-name="Default_20_Paragraph_20_Font"><text:span text:style-name="T1">Voucher Number: </text:span></text:span><text:span text:style-name="T1"><draw:control text:anchor-type="as-char" draw:z-index="18" draw:name="Shape2_8" draw:style-name="gr1" draw:text-style-name="P20" svg:width="1.9248in" svg:height="0.2579in" draw:control="control17"/></text:span></text:p>
      <text:p text:style-name="P9"/>
      <text:p text:style-name="P8"><text:span text:style-name="Default_20_Paragraph_20_Font"><text:span text:style-name="T1">Check #: </text:span></text:span><text:span text:style-name="Default_20_Paragraph_20_Font"><text:span text:style-name="T1"><draw:control text:anchor-type="as-char" draw:z-index="19" draw:name="Shape2_9" draw:style-name="gr1" draw:text-style-name="P20" svg:width="1.9248in" svg:height="0.2579in" draw:control="control18"/></text:span></text:span></text:p>
      <text:p text:style-name="P9"/>
      <text:p text:style-name="P7"><text:span text:style-name="Default_20_Paragraph_20_Font"><text:span text:style-name="T1">Check Issued By: </text:span></text:span><text:span text:style-name="Default_20_Paragraph_20_Font"><text:span text:style-name="T1"><draw:control text:anchor-type="as-char" draw:z-index="9" draw:name="Shape2_10" draw:style-name="gr1" draw:text-style-name="P20" svg:width="1.9248in" svg:height="0.2579in" draw:control="control9"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adornments="Regular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y="-0.3543in" svg:width="2.302in" svg:height="0.6043in" draw:z-index="0"><draw:image xlink:href="Pictures/10000201000000DD0000003A9C465A0689AED539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15T13:16:17.019000000</meta:creation-date>
    <dc:date>2021-03-05T10:33:07.820000000</dc:date>
    <meta:editing-duration>PT21M38S</meta:editing-duration>
    <meta:editing-cycles>7</meta:editing-cycles>
    <meta:generator>LibreOffice/7.1.1.2$Windows_X86_64 LibreOffice_project/fe0b08f4af1bacafe4c7ecc87ce55bb426164676</meta:generator>
    <meta:document-statistic meta:table-count="1" meta:image-count="1" meta:object-count="0" meta:page-count="1" meta:paragraph-count="28" meta:word-count="41" meta:character-count="257" meta:non-whitespace-character-count="220"/>
  </office:meta>
</office:document-meta>
</file>